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Activity.getLinkSour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getJoinCondi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getLinkTarge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get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ExtensionActivity( Element 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tensionActivity.getActivit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getSuppressJoinFailur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tensionActivity.getNested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